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86" table:style-name="ce1">
            <text:p>2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36" table:style-name="ce1">
            <text:p>2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810" table:style-name="ce1">
            <text:p>81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.04" table:style-name="ce1">
            <text:p>5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420" table:style-name="ce1">
            <text:p>42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200" table:style-name="ce1">
            <text:p>22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0" table:style-name="ce1">
            <text:p>11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04" table:style-name="ce1">
            <text:p>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70" table:style-name="ce1">
            <text:p>2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1" table:style-name="ce1">
            <text:p>1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240" table:style-name="ce1">
            <text:p>12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.17" table:style-name="ce1">
            <text:p>5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" table:style-name="ce1">
            <text:p>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1" table:style-name="ce1">
            <text:p>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8" table:style-name="ce1">
            <text:p>1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840" table:style-name="ce1">
            <text:p>18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49" table:style-name="ce1">
            <text:p>3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40" table:style-name="ce1">
            <text:p>9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13" table:style-name="ce1">
            <text:p>3.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8" table:style-name="ce1">
            <text:p>2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00" table:style-name="ce1">
            <text:p>9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24" table:style-name="ce1">
            <text:p>3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940" table:style-name="ce1">
            <text:p>194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.78" table:style-name="ce1">
            <text:p>26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799999999999998" table:style-name="ce1">
            <text:p>2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870" table:style-name="ce1">
            <text:p>87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2" table:style-name="ce1">
            <text:p>1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8" table:style-name="ce1">
            <text:p>1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17" table:style-name="ce1">
            <text:p>2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3" table:style-name="ce1">
            <text:p>1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340" table:style-name="ce1">
            <text:p>134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.63" table:style-name="ce1">
            <text:p>7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80" table:style-name="ce1">
            <text:p>128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1.23" table:style-name="ce1">
            <text:p>71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16" table:style-name="ce1">
            <text:p>2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840" table:style-name="ce1">
            <text:p>1840</text:p>
          </table:table-cell>
          <table:table-cell office:value-type="float" office:value="160" table:style-name="ce1">
            <text:p>16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2.85" table:style-name="ce1">
            <text:p>62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060" table:style-name="ce1">
            <text:p>106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67" table:style-name="ce1">
            <text:p>24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20" table:style-name="ce1">
            <text:p>82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0.16" table:style-name="ce1">
            <text:p>60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790" table:style-name="ce1">
            <text:p>790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5099999999999998" table:style-name="ce1">
            <text:p>2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840" table:style-name="ce1">
            <text:p>84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7.040000000000006" table:style-name="ce1">
            <text:p>77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840" table:style-name="ce1">
            <text:p>840</text:p>
          </table:table-cell>
          <table:table-cell office:value-type="float" office:value="240" table:style-name="ce1">
            <text:p>240</text:p>
          </table:table-cell>
          <table:table-cell office:value-type="float" office:value="1050" table:style-name="ce1">
            <text:p>1050</text:p>
          </table:table-cell>
          <table:table-cell office:value-type="float" office:value="3" table:style-name="ce1">
            <text:p>3</text:p>
          </table:table-cell>
          <table:table-cell office:value-type="float" office:value="105" table:style-name="ce1">
            <text:p>10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0.72" table:style-name="ce1">
            <text:p>9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50" table:style-name="ce1">
            <text:p>35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24" table:style-name="ce1">
            <text:p>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340" table:style-name="ce1">
            <text:p>134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9.88" table:style-name="ce1">
            <text:p>19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980" table:style-name="ce1">
            <text:p>98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.99" table:style-name="ce1">
            <text:p>5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540" table:style-name="ce1">
            <text:p>154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.47" table:style-name="ce1">
            <text:p>5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1399999999999999" table:style-name="ce1">
            <text:p>1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.31" table:style-name="ce1">
            <text:p>14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.4" table:style-name="ce1">
            <text:p>5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2.24" table:style-name="ce1">
            <text:p>42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7.15" table:style-name="ce1">
            <text:p>27.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.81" table:style-name="ce1">
            <text:p>8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540" table:style-name="ce1">
            <text:p>1540</text:p>
          </table:table-cell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.69" table:style-name="ce1">
            <text:p>9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310" table:style-name="ce1">
            <text:p>1310</text:p>
          </table:table-cell>
          <table:table-cell office:value-type="float" office:value="350" table:style-name="ce1">
            <text:p>35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0.18" table:style-name="ce1">
            <text:p>60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240" table:style-name="ce1">
            <text:p>1240</text:p>
          </table:table-cell>
          <table:table-cell office:value-type="float" office:value="390" table:style-name="ce1">
            <text:p>39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98" table:style-name="ce1">
            <text:p>20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200" table:style-name="ce1">
            <text:p>2200</text:p>
          </table:table-cell>
          <table:table-cell office:value-type="float" office:value="390" table:style-name="ce1">
            <text:p>39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59" table:style-name="ce1">
            <text:p>4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310" table:style-name="ce1">
            <text:p>231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200000000000002" table:style-name="ce1">
            <text:p>2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070" table:style-name="ce1">
            <text:p>107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640" table:style-name="ce1">
            <text:p>164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0.05" table:style-name="ce1">
            <text:p>30.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7.270000000000003" table:style-name="ce1">
            <text:p>37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1110" table:style-name="ce1">
            <text:p>11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.15" table:style-name="ce1">
            <text:p>10.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7.270000000000003" table:style-name="ce1">
            <text:p>37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520" table:style-name="ce1">
            <text:p>152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2.06" table:style-name="ce1">
            <text:p>32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670" table:style-name="ce1">
            <text:p>67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.9" table:style-name="ce1">
            <text:p>8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720" table:style-name="ce1">
            <text:p>172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7.64" table:style-name="ce1">
            <text:p>107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200" table:style-name="ce1">
            <text:p>120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3.840000000000003" table:style-name="ce1">
            <text:p>33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060" table:style-name="ce1">
            <text:p>106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6.63" table:style-name="ce1">
            <text:p>86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740" table:style-name="ce1">
            <text:p>74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3.41" table:style-name="ce1">
            <text:p>53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310" table:style-name="ce1">
            <text:p>1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6.78" table:style-name="ce1">
            <text:p>106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10" table:style-name="ce1">
            <text:p>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.3" table:style-name="ce1">
            <text:p>10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810" table:style-name="ce1">
            <text:p>8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5.58" table:style-name="ce1">
            <text:p>55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890" table:style-name="ce1">
            <text:p>189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7.96" table:style-name="ce1">
            <text:p>97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50" table:style-name="ce1">
            <text:p>115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8.99" table:style-name="ce1">
            <text:p>28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40" table:style-name="ce1">
            <text:p>640</text:p>
          </table:table-cell>
          <table:table-cell office:value-type="float" office:value="540" table:style-name="ce1">
            <text:p>540</text:p>
          </table:table-cell>
          <table:table-cell office:value-type="float" office:value="875" table:style-name="ce1">
            <text:p>875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18.08" table:style-name="ce1">
            <text:p>118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280" table:style-name="ce1">
            <text:p>1280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530" table:style-name="ce1">
            <text:p>53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92.22" table:style-name="ce1">
            <text:p>1092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1520" table:style-name="ce1">
            <text:p>1520</text:p>
          </table:table-cell>
          <table:table-cell office:value-type="float" office:value="710" table:style-name="ce1">
            <text:p>710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3.03" table:style-name="ce1">
            <text:p>63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890" table:style-name="ce1">
            <text:p>189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19.38" table:style-name="ce1">
            <text:p>219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150" table:style-name="ce1">
            <text:p>115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6.62" table:style-name="ce1">
            <text:p>86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1060" table:style-name="ce1">
            <text:p>1060</text:p>
          </table:table-cell>
          <table:table-cell office:value-type="float" office:value="780" table:style-name="ce1">
            <text:p>780</text:p>
          </table:table-cell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155" table:style-name="ce1">
            <text:p>1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90.09" table:style-name="ce1">
            <text:p>190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2230" table:style-name="ce1">
            <text:p>223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9.690000000000001" table:style-name="ce1">
            <text:p>19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170" table:style-name="ce1">
            <text:p>117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.91" table:style-name="ce1">
            <text:p>8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1060" table:style-name="ce1">
            <text:p>1060</text:p>
          </table:table-cell>
          <table:table-cell office:value-type="float" office:value="860" table:style-name="ce1">
            <text:p>860</text:p>
          </table:table-cell>
          <table:table-cell office:value-type="float" office:value="875" table:style-name="ce1">
            <text:p>875</text:p>
          </table:table-cell>
          <table:table-cell office:value-type="float" office:value="3" table:style-name="ce1">
            <text:p>3</text:p>
          </table:table-cell>
          <table:table-cell office:value-type="float" office:value="438" table:style-name="ce1">
            <text:p>43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63.79" table:style-name="ce1">
            <text:p>463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200" table:style-name="ce1">
            <text:p>2200</text:p>
          </table:table-cell>
          <table:table-cell office:value-type="float" office:value="940" table:style-name="ce1">
            <text:p>9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2.479999999999997" table:style-name="ce1">
            <text:p>32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1840" table:style-name="ce1">
            <text:p>1840</text:p>
          </table:table-cell>
          <table:table-cell office:value-type="float" office:value="980" table:style-name="ce1">
            <text:p>98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3.07" table:style-name="ce1">
            <text:p>4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2200" table:style-name="ce1">
            <text:p>220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2.72" table:style-name="ce1">
            <text:p>1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710" table:style-name="ce1">
            <text:p>171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2.72" table:style-name="ce1">
            <text:p>2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10" table:style-name="ce1">
            <text:p>2310</text:p>
          </table:table-cell>
          <table:table-cell office:value-type="float" office:value="1110" table:style-name="ce1">
            <text:p>1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2.64" table:style-name="ce1">
            <text:p>12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2200" table:style-name="ce1">
            <text:p>2200</text:p>
          </table:table-cell>
          <table:table-cell office:value-type="float" office:value="1140" table:style-name="ce1">
            <text:p>114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4.64" table:style-name="ce1">
            <text:p>44.64</text:p>
          </table:table-cell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  <table:table table:name="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66" table:style-name="ce1">
            <text:p>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32" table:style-name="ce1">
            <text:p>0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810" table:style-name="ce1">
            <text:p>81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.68" table:style-name="ce1">
            <text:p>4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420" table:style-name="ce1">
            <text:p>42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200" table:style-name="ce1">
            <text:p>22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0" table:style-name="ce1">
            <text:p>11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04" table:style-name="ce1">
            <text:p>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70" table:style-name="ce1">
            <text:p>2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1" table:style-name="ce1">
            <text:p>1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240" table:style-name="ce1">
            <text:p>12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.97" table:style-name="ce1">
            <text:p>3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" table:style-name="ce1">
            <text:p>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1" table:style-name="ce1">
            <text:p>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8" table:style-name="ce1">
            <text:p>1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840" table:style-name="ce1">
            <text:p>18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49" table:style-name="ce1">
            <text:p>3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40" table:style-name="ce1">
            <text:p>9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0900000000000001" table:style-name="ce1">
            <text:p>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8" table:style-name="ce1">
            <text:p>2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00" table:style-name="ce1">
            <text:p>9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940" table:style-name="ce1">
            <text:p>194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.78" table:style-name="ce1">
            <text:p>26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870" table:style-name="ce1">
            <text:p>87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2" table:style-name="ce1">
            <text:p>1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8" table:style-name="ce1">
            <text:p>1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97" table:style-name="ce1">
            <text:p>0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3" table:style-name="ce1">
            <text:p>1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340" table:style-name="ce1">
            <text:p>134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51" table:style-name="ce1">
            <text:p>1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80" table:style-name="ce1">
            <text:p>128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9.03" table:style-name="ce1">
            <text:p>19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16" table:style-name="ce1">
            <text:p>2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840" table:style-name="ce1">
            <text:p>1840</text:p>
          </table:table-cell>
          <table:table-cell office:value-type="float" office:value="160" table:style-name="ce1">
            <text:p>16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2.85" table:style-name="ce1">
            <text:p>62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060" table:style-name="ce1">
            <text:p>106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67" table:style-name="ce1">
            <text:p>24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20" table:style-name="ce1">
            <text:p>82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4.96" table:style-name="ce1">
            <text:p>34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790" table:style-name="ce1">
            <text:p>790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5099999999999998" table:style-name="ce1">
            <text:p>2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840" table:style-name="ce1">
            <text:p>84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4" table:style-name="ce1">
            <text:p>4</text:p>
          </table:table-cell>
          <table:table-cell office:value-type="float" office:value="59" table:style-name="ce1">
            <text:p>59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3.08" table:style-name="ce1">
            <text:p>43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840" table:style-name="ce1">
            <text:p>840</text:p>
          </table:table-cell>
          <table:table-cell office:value-type="float" office:value="240" table:style-name="ce1">
            <text:p>240</text:p>
          </table:table-cell>
          <table:table-cell office:value-type="float" office:value="1050" table:style-name="ce1">
            <text:p>1050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8.72" table:style-name="ce1">
            <text:p>48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50" table:style-name="ce1">
            <text:p>35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24" table:style-name="ce1">
            <text:p>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340" table:style-name="ce1">
            <text:p>134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6.44" table:style-name="ce1">
            <text:p>6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980" table:style-name="ce1">
            <text:p>98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55" table:style-name="ce1">
            <text:p>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540" table:style-name="ce1">
            <text:p>154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23" table:style-name="ce1">
            <text:p>2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1399999999999999" table:style-name="ce1">
            <text:p>1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0699999999999998" table:style-name="ce1">
            <text:p>2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16" table:style-name="ce1">
            <text:p>2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6.6" table:style-name="ce1">
            <text:p>36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6.39" table:style-name="ce1">
            <text:p>6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.53" table:style-name="ce1">
            <text:p>3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540" table:style-name="ce1">
            <text:p>1540</text:p>
          </table:table-cell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.41" table:style-name="ce1">
            <text:p>4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310" table:style-name="ce1">
            <text:p>1310</text:p>
          </table:table-cell>
          <table:table-cell office:value-type="float" office:value="350" table:style-name="ce1">
            <text:p>350</text:p>
          </table:table-cell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9.38" table:style-name="ce1">
            <text:p>19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240" table:style-name="ce1">
            <text:p>1240</text:p>
          </table:table-cell>
          <table:table-cell office:value-type="float" office:value="390" table:style-name="ce1">
            <text:p>39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6.7" table:style-name="ce1">
            <text:p>6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200" table:style-name="ce1">
            <text:p>2200</text:p>
          </table:table-cell>
          <table:table-cell office:value-type="float" office:value="390" table:style-name="ce1">
            <text:p>39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59" table:style-name="ce1">
            <text:p>4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310" table:style-name="ce1">
            <text:p>231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200000000000002" table:style-name="ce1">
            <text:p>2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070" table:style-name="ce1">
            <text:p>107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640" table:style-name="ce1">
            <text:p>164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0.05" table:style-name="ce1">
            <text:p>30.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6.87" table:style-name="ce1">
            <text:p>16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1110" table:style-name="ce1">
            <text:p>11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.15" table:style-name="ce1">
            <text:p>10.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6.87" table:style-name="ce1">
            <text:p>16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520" table:style-name="ce1">
            <text:p>152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.66" table:style-name="ce1">
            <text:p>1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670" table:style-name="ce1">
            <text:p>67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7.34" table:style-name="ce1">
            <text:p>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720" table:style-name="ce1">
            <text:p>172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7.64" table:style-name="ce1">
            <text:p>107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200" table:style-name="ce1">
            <text:p>120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3.840000000000003" table:style-name="ce1">
            <text:p>33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060" table:style-name="ce1">
            <text:p>106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6.63" table:style-name="ce1">
            <text:p>86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740" table:style-name="ce1">
            <text:p>74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8.73" table:style-name="ce1">
            <text:p>48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310" table:style-name="ce1">
            <text:p>1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5.58" table:style-name="ce1">
            <text:p>45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10" table:style-name="ce1">
            <text:p>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6.7" table:style-name="ce1">
            <text:p>6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810" table:style-name="ce1">
            <text:p>8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0.82" table:style-name="ce1">
            <text:p>40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890" table:style-name="ce1">
            <text:p>189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7.96" table:style-name="ce1">
            <text:p>97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50" table:style-name="ce1">
            <text:p>115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8.99" table:style-name="ce1">
            <text:p>28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40" table:style-name="ce1">
            <text:p>640</text:p>
          </table:table-cell>
          <table:table-cell office:value-type="float" office:value="540" table:style-name="ce1">
            <text:p>540</text:p>
          </table:table-cell>
          <table:table-cell office:value-type="float" office:value="875" table:style-name="ce1">
            <text:p>875</text:p>
          </table:table-cell>
          <table:table-cell office:value-type="float" office:value="4" table:style-name="ce1">
            <text:p>4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06.8" table:style-name="ce1">
            <text:p>106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280" table:style-name="ce1">
            <text:p>1280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4" table:style-name="ce1">
            <text:p>4</text:p>
          </table:table-cell>
          <table:table-cell office:value-type="float" office:value="265" table:style-name="ce1">
            <text:p>26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551.62" table:style-name="ce1">
            <text:p>55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1520" table:style-name="ce1">
            <text:p>1520</text:p>
          </table:table-cell>
          <table:table-cell office:value-type="float" office:value="710" table:style-name="ce1">
            <text:p>710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9.19" table:style-name="ce1">
            <text:p>29.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890" table:style-name="ce1">
            <text:p>189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19.38" table:style-name="ce1">
            <text:p>219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150" table:style-name="ce1">
            <text:p>115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6.62" table:style-name="ce1">
            <text:p>86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1060" table:style-name="ce1">
            <text:p>1060</text:p>
          </table:table-cell>
          <table:table-cell office:value-type="float" office:value="780" table:style-name="ce1">
            <text:p>780</text:p>
          </table:table-cell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155" table:style-name="ce1">
            <text:p>1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90.09" table:style-name="ce1">
            <text:p>190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2230" table:style-name="ce1">
            <text:p>223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9.690000000000001" table:style-name="ce1">
            <text:p>19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170" table:style-name="ce1">
            <text:p>117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.91" table:style-name="ce1">
            <text:p>8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1060" table:style-name="ce1">
            <text:p>1060</text:p>
          </table:table-cell>
          <table:table-cell office:value-type="float" office:value="860" table:style-name="ce1">
            <text:p>860</text:p>
          </table:table-cell>
          <table:table-cell office:value-type="float" office:value="875" table:style-name="ce1">
            <text:p>875</text:p>
          </table:table-cell>
          <table:table-cell office:value-type="float" office:value="3" table:style-name="ce1">
            <text:p>3</text:p>
          </table:table-cell>
          <table:table-cell office:value-type="float" office:value="438" table:style-name="ce1">
            <text:p>43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63.79" table:style-name="ce1">
            <text:p>463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200" table:style-name="ce1">
            <text:p>2200</text:p>
          </table:table-cell>
          <table:table-cell office:value-type="float" office:value="940" table:style-name="ce1">
            <text:p>9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2.479999999999997" table:style-name="ce1">
            <text:p>32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1840" table:style-name="ce1">
            <text:p>1840</text:p>
          </table:table-cell>
          <table:table-cell office:value-type="float" office:value="980" table:style-name="ce1">
            <text:p>98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3.07" table:style-name="ce1">
            <text:p>4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2200" table:style-name="ce1">
            <text:p>220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2.72" table:style-name="ce1">
            <text:p>1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710" table:style-name="ce1">
            <text:p>171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2.72" table:style-name="ce1">
            <text:p>2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10" table:style-name="ce1">
            <text:p>2310</text:p>
          </table:table-cell>
          <table:table-cell office:value-type="float" office:value="1110" table:style-name="ce1">
            <text:p>1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2.64" table:style-name="ce1">
            <text:p>12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2200" table:style-name="ce1">
            <text:p>2200</text:p>
          </table:table-cell>
          <table:table-cell office:value-type="float" office:value="1140" table:style-name="ce1">
            <text:p>114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4.64" table:style-name="ce1">
            <text:p>44.64</text:p>
          </table:table-cell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  <table:table table:name="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7" table:style-name="ce1">
            <text:p>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32" table:style-name="ce1">
            <text:p>0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810" table:style-name="ce1">
            <text:p>81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.16" table:style-name="ce1">
            <text:p>2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420" table:style-name="ce1">
            <text:p>42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200" table:style-name="ce1">
            <text:p>22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0" table:style-name="ce1">
            <text:p>11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04" table:style-name="ce1">
            <text:p>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70" table:style-name="ce1">
            <text:p>2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19" table:style-name="ce1">
            <text:p>1.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240" table:style-name="ce1">
            <text:p>12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3.01" table:style-name="ce1">
            <text:p>3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18" table:style-name="ce1">
            <text:p>1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1" table:style-name="ce1">
            <text:p>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06" table:style-name="ce1">
            <text:p>1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840" table:style-name="ce1">
            <text:p>18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49" table:style-name="ce1">
            <text:p>3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40" table:style-name="ce1">
            <text:p>9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0900000000000001" table:style-name="ce1">
            <text:p>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8" table:style-name="ce1">
            <text:p>2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00" table:style-name="ce1">
            <text:p>9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940" table:style-name="ce1">
            <text:p>194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.78" table:style-name="ce1">
            <text:p>26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12" table:style-name="ce1">
            <text:p>0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870" table:style-name="ce1">
            <text:p>87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2" table:style-name="ce1">
            <text:p>1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26" table:style-name="ce1">
            <text:p>1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97" table:style-name="ce1">
            <text:p>0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51" table:style-name="ce1">
            <text:p>0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340" table:style-name="ce1">
            <text:p>134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51" table:style-name="ce1">
            <text:p>1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80" table:style-name="ce1">
            <text:p>128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9.03" table:style-name="ce1">
            <text:p>19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840" table:style-name="ce1">
            <text:p>1840</text:p>
          </table:table-cell>
          <table:table-cell office:value-type="float" office:value="160" table:style-name="ce1">
            <text:p>16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2.85" table:style-name="ce1">
            <text:p>62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060" table:style-name="ce1">
            <text:p>106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67" table:style-name="ce1">
            <text:p>24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20" table:style-name="ce1">
            <text:p>82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4.8" table:style-name="ce1">
            <text:p>14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790" table:style-name="ce1">
            <text:p>790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79" table:style-name="ce1">
            <text:p>1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840" table:style-name="ce1">
            <text:p>84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3.68" table:style-name="ce1">
            <text:p>13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840" table:style-name="ce1">
            <text:p>840</text:p>
          </table:table-cell>
          <table:table-cell office:value-type="float" office:value="240" table:style-name="ce1">
            <text:p>240</text:p>
          </table:table-cell>
          <table:table-cell office:value-type="float" office:value="1050" table:style-name="ce1">
            <text:p>1050</text:p>
          </table:table-cell>
          <table:table-cell office:value-type="float" office:value="2" table:style-name="ce1">
            <text:p>2</text:p>
          </table:table-cell>
          <table:table-cell office:value-type="float" office:value="105" table:style-name="ce1">
            <text:p>10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5.12" table:style-name="ce1">
            <text:p>15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50" table:style-name="ce1">
            <text:p>35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24" table:style-name="ce1">
            <text:p>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340" table:style-name="ce1">
            <text:p>134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6.44" table:style-name="ce1">
            <text:p>6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980" table:style-name="ce1">
            <text:p>98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55" table:style-name="ce1">
            <text:p>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540" table:style-name="ce1">
            <text:p>154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87" table:style-name="ce1">
            <text:p>1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42" table:style-name="ce1">
            <text:p>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0699999999999998" table:style-name="ce1">
            <text:p>2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8" table:style-name="ce1">
            <text:p>1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6.6" table:style-name="ce1">
            <text:p>36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6.39" table:style-name="ce1">
            <text:p>6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.53" table:style-name="ce1">
            <text:p>3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540" table:style-name="ce1">
            <text:p>1540</text:p>
          </table:table-cell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.41" table:style-name="ce1">
            <text:p>4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310" table:style-name="ce1">
            <text:p>1310</text:p>
          </table:table-cell>
          <table:table-cell office:value-type="float" office:value="350" table:style-name="ce1">
            <text:p>350</text:p>
          </table:table-cell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9.38" table:style-name="ce1">
            <text:p>19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240" table:style-name="ce1">
            <text:p>1240</text:p>
          </table:table-cell>
          <table:table-cell office:value-type="float" office:value="390" table:style-name="ce1">
            <text:p>39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6.7" table:style-name="ce1">
            <text:p>6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200" table:style-name="ce1">
            <text:p>2200</text:p>
          </table:table-cell>
          <table:table-cell office:value-type="float" office:value="390" table:style-name="ce1">
            <text:p>39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59" table:style-name="ce1">
            <text:p>4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310" table:style-name="ce1">
            <text:p>231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200000000000002" table:style-name="ce1">
            <text:p>2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070" table:style-name="ce1">
            <text:p>107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640" table:style-name="ce1">
            <text:p>164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5.65" table:style-name="ce1">
            <text:p>15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6.87" table:style-name="ce1">
            <text:p>16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1110" table:style-name="ce1">
            <text:p>11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.15" table:style-name="ce1">
            <text:p>10.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6.87" table:style-name="ce1">
            <text:p>16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520" table:style-name="ce1">
            <text:p>152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.66" table:style-name="ce1">
            <text:p>1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670" table:style-name="ce1">
            <text:p>67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7.34" table:style-name="ce1">
            <text:p>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720" table:style-name="ce1">
            <text:p>172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53.64" table:style-name="ce1">
            <text:p>53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200" table:style-name="ce1">
            <text:p>120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3.840000000000003" table:style-name="ce1">
            <text:p>33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060" table:style-name="ce1">
            <text:p>106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6.63" table:style-name="ce1">
            <text:p>86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740" table:style-name="ce1">
            <text:p>74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8.73" table:style-name="ce1">
            <text:p>48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310" table:style-name="ce1">
            <text:p>1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5.58" table:style-name="ce1">
            <text:p>45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10" table:style-name="ce1">
            <text:p>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6.7" table:style-name="ce1">
            <text:p>6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810" table:style-name="ce1">
            <text:p>8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6.78" table:style-name="ce1">
            <text:p>26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890" table:style-name="ce1">
            <text:p>189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7.96" table:style-name="ce1">
            <text:p>97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50" table:style-name="ce1">
            <text:p>115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8.99" table:style-name="ce1">
            <text:p>28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40" table:style-name="ce1">
            <text:p>640</text:p>
          </table:table-cell>
          <table:table-cell office:value-type="float" office:value="540" table:style-name="ce1">
            <text:p>540</text:p>
          </table:table-cell>
          <table:table-cell office:value-type="float" office:value="875" table:style-name="ce1">
            <text:p>875</text:p>
          </table:table-cell>
          <table:table-cell office:value-type="float" office:value="4" table:style-name="ce1">
            <text:p>4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06.8" table:style-name="ce1">
            <text:p>106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280" table:style-name="ce1">
            <text:p>1280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4" table:style-name="ce1">
            <text:p>4</text:p>
          </table:table-cell>
          <table:table-cell office:value-type="float" office:value="265" table:style-name="ce1">
            <text:p>26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551.62" table:style-name="ce1">
            <text:p>55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1520" table:style-name="ce1">
            <text:p>1520</text:p>
          </table:table-cell>
          <table:table-cell office:value-type="float" office:value="710" table:style-name="ce1">
            <text:p>710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9.19" table:style-name="ce1">
            <text:p>29.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890" table:style-name="ce1">
            <text:p>189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19.38" table:style-name="ce1">
            <text:p>219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150" table:style-name="ce1">
            <text:p>115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6.62" table:style-name="ce1">
            <text:p>86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1060" table:style-name="ce1">
            <text:p>1060</text:p>
          </table:table-cell>
          <table:table-cell office:value-type="float" office:value="780" table:style-name="ce1">
            <text:p>780</text:p>
          </table:table-cell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155" table:style-name="ce1">
            <text:p>1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90.09" table:style-name="ce1">
            <text:p>190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2230" table:style-name="ce1">
            <text:p>223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9.690000000000001" table:style-name="ce1">
            <text:p>19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170" table:style-name="ce1">
            <text:p>117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.91" table:style-name="ce1">
            <text:p>8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1060" table:style-name="ce1">
            <text:p>1060</text:p>
          </table:table-cell>
          <table:table-cell office:value-type="float" office:value="860" table:style-name="ce1">
            <text:p>860</text:p>
          </table:table-cell>
          <table:table-cell office:value-type="float" office:value="875" table:style-name="ce1">
            <text:p>875</text:p>
          </table:table-cell>
          <table:table-cell office:value-type="float" office:value="3" table:style-name="ce1">
            <text:p>3</text:p>
          </table:table-cell>
          <table:table-cell office:value-type="float" office:value="438" table:style-name="ce1">
            <text:p>43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63.79" table:style-name="ce1">
            <text:p>463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200" table:style-name="ce1">
            <text:p>2200</text:p>
          </table:table-cell>
          <table:table-cell office:value-type="float" office:value="940" table:style-name="ce1">
            <text:p>9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2.479999999999997" table:style-name="ce1">
            <text:p>32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1840" table:style-name="ce1">
            <text:p>1840</text:p>
          </table:table-cell>
          <table:table-cell office:value-type="float" office:value="980" table:style-name="ce1">
            <text:p>98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3.07" table:style-name="ce1">
            <text:p>4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2200" table:style-name="ce1">
            <text:p>220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2.72" table:style-name="ce1">
            <text:p>1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710" table:style-name="ce1">
            <text:p>171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8.32" table:style-name="ce1">
            <text:p>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10" table:style-name="ce1">
            <text:p>2310</text:p>
          </table:table-cell>
          <table:table-cell office:value-type="float" office:value="1110" table:style-name="ce1">
            <text:p>1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2.64" table:style-name="ce1">
            <text:p>12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2200" table:style-name="ce1">
            <text:p>2200</text:p>
          </table:table-cell>
          <table:table-cell office:value-type="float" office:value="1140" table:style-name="ce1">
            <text:p>114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4.64" table:style-name="ce1">
            <text:p>44.64</text:p>
          </table:table-cell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  <table:table table:name="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7" table:style-name="ce1">
            <text:p>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32" table:style-name="ce1">
            <text:p>0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810" table:style-name="ce1">
            <text:p>81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.16" table:style-name="ce1">
            <text:p>2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420" table:style-name="ce1">
            <text:p>42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200" table:style-name="ce1">
            <text:p>22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0" table:style-name="ce1">
            <text:p>11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0.6" table:style-name="ce1">
            <text:p>0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70" table:style-name="ce1">
            <text:p>2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0.47" table:style-name="ce1">
            <text:p>0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240" table:style-name="ce1">
            <text:p>12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3.01" table:style-name="ce1">
            <text:p>3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0.46" table:style-name="ce1">
            <text:p>0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1" table:style-name="ce1">
            <text:p>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0.34" table:style-name="ce1">
            <text:p>0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840" table:style-name="ce1">
            <text:p>18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49" table:style-name="ce1">
            <text:p>3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40" table:style-name="ce1">
            <text:p>9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0900000000000001" table:style-name="ce1">
            <text:p>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8" table:style-name="ce1">
            <text:p>2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00" table:style-name="ce1">
            <text:p>9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940" table:style-name="ce1">
            <text:p>194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.78" table:style-name="ce1">
            <text:p>26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12" table:style-name="ce1">
            <text:p>0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870" table:style-name="ce1">
            <text:p>87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2" table:style-name="ce1">
            <text:p>1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0.54" table:style-name="ce1">
            <text:p>0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97" table:style-name="ce1">
            <text:p>0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51" table:style-name="ce1">
            <text:p>0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340" table:style-name="ce1">
            <text:p>134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51" table:style-name="ce1">
            <text:p>1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80" table:style-name="ce1">
            <text:p>128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9.03" table:style-name="ce1">
            <text:p>19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840" table:style-name="ce1">
            <text:p>1840</text:p>
          </table:table-cell>
          <table:table-cell office:value-type="float" office:value="160" table:style-name="ce1">
            <text:p>16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2.85" table:style-name="ce1">
            <text:p>62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060" table:style-name="ce1">
            <text:p>106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23.23" table:style-name="ce1">
            <text:p>23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20" table:style-name="ce1">
            <text:p>82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4.8" table:style-name="ce1">
            <text:p>14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790" table:style-name="ce1">
            <text:p>790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79" table:style-name="ce1">
            <text:p>1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840" table:style-name="ce1">
            <text:p>84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3.68" table:style-name="ce1">
            <text:p>13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840" table:style-name="ce1">
            <text:p>840</text:p>
          </table:table-cell>
          <table:table-cell office:value-type="float" office:value="240" table:style-name="ce1">
            <text:p>240</text:p>
          </table:table-cell>
          <table:table-cell office:value-type="float" office:value="1050" table:style-name="ce1">
            <text:p>1050</text:p>
          </table:table-cell>
          <table:table-cell office:value-type="float" office:value="2" table:style-name="ce1">
            <text:p>2</text:p>
          </table:table-cell>
          <table:table-cell office:value-type="float" office:value="105" table:style-name="ce1">
            <text:p>10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5.12" table:style-name="ce1">
            <text:p>15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50" table:style-name="ce1">
            <text:p>35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24" table:style-name="ce1">
            <text:p>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340" table:style-name="ce1">
            <text:p>134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6.44" table:style-name="ce1">
            <text:p>6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980" table:style-name="ce1">
            <text:p>98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55" table:style-name="ce1">
            <text:p>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540" table:style-name="ce1">
            <text:p>154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87" table:style-name="ce1">
            <text:p>1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42" table:style-name="ce1">
            <text:p>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0699999999999998" table:style-name="ce1">
            <text:p>2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8" table:style-name="ce1">
            <text:p>1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6.6" table:style-name="ce1">
            <text:p>36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6.39" table:style-name="ce1">
            <text:p>6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.53" table:style-name="ce1">
            <text:p>3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540" table:style-name="ce1">
            <text:p>1540</text:p>
          </table:table-cell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.41" table:style-name="ce1">
            <text:p>4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310" table:style-name="ce1">
            <text:p>1310</text:p>
          </table:table-cell>
          <table:table-cell office:value-type="float" office:value="350" table:style-name="ce1">
            <text:p>350</text:p>
          </table:table-cell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9.38" table:style-name="ce1">
            <text:p>19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240" table:style-name="ce1">
            <text:p>1240</text:p>
          </table:table-cell>
          <table:table-cell office:value-type="float" office:value="390" table:style-name="ce1">
            <text:p>39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6.7" table:style-name="ce1">
            <text:p>6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200" table:style-name="ce1">
            <text:p>2200</text:p>
          </table:table-cell>
          <table:table-cell office:value-type="float" office:value="390" table:style-name="ce1">
            <text:p>39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59" table:style-name="ce1">
            <text:p>4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310" table:style-name="ce1">
            <text:p>231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200000000000002" table:style-name="ce1">
            <text:p>2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070" table:style-name="ce1">
            <text:p>107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640" table:style-name="ce1">
            <text:p>164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5.65" table:style-name="ce1">
            <text:p>15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6.87" table:style-name="ce1">
            <text:p>16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1110" table:style-name="ce1">
            <text:p>11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.15" table:style-name="ce1">
            <text:p>10.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6.87" table:style-name="ce1">
            <text:p>16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520" table:style-name="ce1">
            <text:p>152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.66" table:style-name="ce1">
            <text:p>1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670" table:style-name="ce1">
            <text:p>67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7.34" table:style-name="ce1">
            <text:p>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720" table:style-name="ce1">
            <text:p>172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53.64" table:style-name="ce1">
            <text:p>53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200" table:style-name="ce1">
            <text:p>120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32.4" table:style-name="ce1">
            <text:p>3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060" table:style-name="ce1">
            <text:p>106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155" table:style-name="ce1">
            <text:p>155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85.19" table:style-name="ce1">
            <text:p>85.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740" table:style-name="ce1">
            <text:p>74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8.73" table:style-name="ce1">
            <text:p>48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310" table:style-name="ce1">
            <text:p>1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5.58" table:style-name="ce1">
            <text:p>45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10" table:style-name="ce1">
            <text:p>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6.7" table:style-name="ce1">
            <text:p>6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810" table:style-name="ce1">
            <text:p>8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6.78" table:style-name="ce1">
            <text:p>26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890" table:style-name="ce1">
            <text:p>189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7.96" table:style-name="ce1">
            <text:p>97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50" table:style-name="ce1">
            <text:p>115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8.99" table:style-name="ce1">
            <text:p>28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40" table:style-name="ce1">
            <text:p>640</text:p>
          </table:table-cell>
          <table:table-cell office:value-type="float" office:value="540" table:style-name="ce1">
            <text:p>540</text:p>
          </table:table-cell>
          <table:table-cell office:value-type="float" office:value="875" table:style-name="ce1">
            <text:p>875</text:p>
          </table:table-cell>
          <table:table-cell office:value-type="float" office:value="4" table:style-name="ce1">
            <text:p>4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06.8" table:style-name="ce1">
            <text:p>106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280" table:style-name="ce1">
            <text:p>1280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4" table:style-name="ce1">
            <text:p>4</text:p>
          </table:table-cell>
          <table:table-cell office:value-type="float" office:value="265" table:style-name="ce1">
            <text:p>26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551.62" table:style-name="ce1">
            <text:p>55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1520" table:style-name="ce1">
            <text:p>1520</text:p>
          </table:table-cell>
          <table:table-cell office:value-type="float" office:value="710" table:style-name="ce1">
            <text:p>710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9.19" table:style-name="ce1">
            <text:p>29.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890" table:style-name="ce1">
            <text:p>189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19.38" table:style-name="ce1">
            <text:p>219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150" table:style-name="ce1">
            <text:p>115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6.62" table:style-name="ce1">
            <text:p>86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1060" table:style-name="ce1">
            <text:p>1060</text:p>
          </table:table-cell>
          <table:table-cell office:value-type="float" office:value="780" table:style-name="ce1">
            <text:p>780</text:p>
          </table:table-cell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155" table:style-name="ce1">
            <text:p>1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90.09" table:style-name="ce1">
            <text:p>190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2230" table:style-name="ce1">
            <text:p>223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9.690000000000001" table:style-name="ce1">
            <text:p>19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170" table:style-name="ce1">
            <text:p>117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.91" table:style-name="ce1">
            <text:p>8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1060" table:style-name="ce1">
            <text:p>1060</text:p>
          </table:table-cell>
          <table:table-cell office:value-type="float" office:value="860" table:style-name="ce1">
            <text:p>86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875" table:style-name="ce1">
            <text:p>875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462.35" table:style-name="ce1">
            <text:p>462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200" table:style-name="ce1">
            <text:p>2200</text:p>
          </table:table-cell>
          <table:table-cell office:value-type="float" office:value="940" table:style-name="ce1">
            <text:p>9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2.479999999999997" table:style-name="ce1">
            <text:p>32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1840" table:style-name="ce1">
            <text:p>1840</text:p>
          </table:table-cell>
          <table:table-cell office:value-type="float" office:value="980" table:style-name="ce1">
            <text:p>98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3.07" table:style-name="ce1">
            <text:p>4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2200" table:style-name="ce1">
            <text:p>220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2.72" table:style-name="ce1">
            <text:p>1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710" table:style-name="ce1">
            <text:p>171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8.32" table:style-name="ce1">
            <text:p>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10" table:style-name="ce1">
            <text:p>2310</text:p>
          </table:table-cell>
          <table:table-cell office:value-type="float" office:value="1110" table:style-name="ce1">
            <text:p>1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2.64" table:style-name="ce1">
            <text:p>12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2200" table:style-name="ce1">
            <text:p>2200</text:p>
          </table:table-cell>
          <table:table-cell office:value-type="float" office:value="1140" table:style-name="ce1">
            <text:p>114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4.64" table:style-name="ce1">
            <text:p>44.64</text:p>
          </table:table-cell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7Z</meta:creation-date>
    <dc:date>2023-06-13T14:03:52Z</dc:date>
  </office:meta>
</office:document-meta>
</file>